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5-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LOT EXECUTED (15:1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LOT EXECUTED (15:1-12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olitics of the plot (15:1-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ace of the plot (15:7-1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5-16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LOT EXECUTED (15:1-1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OPLE ENJOINED (15:13-29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PEOPLE ENJOINED (15:13-29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Ittai (15:17-22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Ittai (15:17-22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leader (15:17-2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loyal (15:21-2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EOPLE ENJOINED (15:13-29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Ittai (15:17-2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Zadok and Abiathar (15:23-2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SAMUEL 15-16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LOT EXECUTED (15: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EOPLE ENJOINED (15:13-2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EOPLE ENCOUNTERED (15:30-16:1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PEOPLE ENCOUNTERED (15:30-16:19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Hushai (15:30-37; 16:15-1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ushai (15:30-37; 16:15-19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ushai and David (15:30-37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ushai and Absalom (16:15-1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PEOPLE ENCOUNTERED (15:30-16:19):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ushai (15:30-37; 16:15-1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Ziba (16:1-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Shimei (16:5-1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Shimei (16:5-14):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reviling (16:5-8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restraint (16:9-1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THE PEOPLE ENCOUNTERED (15:30-16:19):<text:s text:c="1"/></text:span><text:span text:style-name="a588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ushai (15:30-37; 16:15-19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Ziba (16:1-4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Shimei (16:5-14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2 SAMUEL 15-16</text:span><text:span text:style-name="a606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LOT EXECUTED (15:1-1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EOPLE ENJOINED (15:13-2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EOPLE ENCOUNTERED (15:30-16:19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PROFANITY EMBRACED (16:20-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5-16</dc:title>
    <meta:initial-creator>David STRICKLAND</meta:initial-creator>
    <dc:creator>David STRICKLAND</dc:creator>
    <meta:creation-date>2020-02-22T17:29:16Z</meta:creation-date>
    <dc:date>2020-02-22T17:29:17Z</dc:date>
    <meta:template xlink:href="BibleStudy" xlink:type="simple"/>
    <meta:editing-cycles>1</meta:editing-cycles>
    <meta:editing-duration>PT0S</meta:editing-duration>
    <meta:document-statistic meta:paragraph-count="41" meta:word-count="239"/>
  </office:meta>
</office:document-meta>
</file>